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5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William Nathan Nand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4 March 1848</text:p>
      <text:p text:style-name="P2">Month<text:tab/><text:tab/><text:tab/><text:tab/><text:tab/><text:tab/>March</text:p>
      <text:p text:style-name="P2">Year<text:tab/><text:tab/><text:tab/><text:tab/><text:tab/><text:tab/>184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Fragile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9 Paradise Row/</text:p>
      <text:p text:style-name="P4">Hackney/</text:p>
      <text:p text:style-name="P2">My dear Sir/</text:p>
      <text:p text:style-name="P2">and worthy pupil,/</text:p>
      <text:p text:style-name="P2"><text:tab/>I understand you came/ off with flying colours on/ Saturday. <text:s/>Accept my feli-/citations on the occasion./ <text:s/>You have now the ball/ at your feet, and it will/ be your own fault if/ you do not reap the ben-/efit of the favourable/ impression which you/ have made. <text:s/>Remember/</text:p>
      <text:p text:style-name="P2"/>
      <text:p text:style-name="P2">[Page 2]</text:p>
      <text:p text:style-name="P2">c'est [crossed-out: que] le premier pas/ qui conte (if my French is/ not so good as your English,/ set me right when you see/ me): fallow up the blow/ which you have [crossed-out: struck]/ struck, and if we do not/ see you Hasan, we shall at/ any rate see you “lectu-/rer in ordinary” though/ not “to Her Majesty,” to/ the Spanish and Portuguese/ Synagogue. <text:s/>Joking apart,/ you must not remain/ content with what <text:soft-page-break/>you/ have done. <text:s/>You must,/</text:p>
      <text:p text:style-name="P2"/>
      <text:p text:style-name="P2">[Page 3]</text:p>
      <text:p text:style-name="P2">ever at the sacrifice [?]/ valuable time, lecture a-/gain and again—and a/gain I say unto you, you/ will reap the reward./</text:p>
      <text:p text:style-name="P2"><text:tab/>Excuse the infliction/ of this epistle, and be-/lieve that no one will/ rejoice in any honors/ that may fall upon/ you, more than/</text:p>
      <text:p text:style-name="P2"><text:tab/>Dear Sir/</text:p>
      <text:p text:style-name="P2"><text:tab/>Yours truly/</text:p>
      <text:p text:style-name="P2"><text:tab/><text:tab/>Willm. Nathan Nands/</text:p>
      <text:p text:style-name="P2"><text:span text:style-name="T1">March. 4</text:span><text:span text:style-name="T2">th</text:span><text:span text:style-name="T1">. 1848/</text:span></text:p>
      <text:p text:style-name="P2"/>
      <text:p text:style-name="P2">[Page 4]</text:p>
      <text:p text:style-name="P2">H. Sige. S. Mora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1:55:19</meta:creation-date>
    <dc:date>2011-12-12T10:33:54.87</dc:date>
    <dc:language>en-US</dc:language>
    <meta:editing-cycles>3</meta:editing-cycles>
    <meta:editing-duration>PT00H08M13S</meta:editing-duration>
    <meta:document-statistic meta:table-count="0" meta:image-count="0" meta:object-count="0" meta:page-count="3" meta:paragraph-count="77" meta:word-count="371" meta:character-count="2382"/>
    <dc:creator>Penn Libraries</dc:creator>
    <meta:user-defined meta:name="Info 1"/>
    <meta:user-defined meta:name="Info 2"/>
    <meta:user-defined meta:name="Info 3"/>
    <meta:user-defined meta:name="Info 4"/>
  </office:meta>
</office:document-meta>
</file>